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text-underline-style="none" officeooo:rsid="000b0ba1" officeooo:paragraph-rsid="000a4e72"/>
    </style:style>
    <style:style style:name="P2" style:family="paragraph" style:parent-style-name="Header">
      <style:text-properties style:text-underline-style="none" officeooo:rsid="000b0ba1" officeooo:paragraph-rsid="000e3829"/>
    </style:style>
    <style:style style:name="P3" style:family="paragraph" style:parent-style-name="Text_20_body">
      <style:text-properties style:text-underline-style="none" officeooo:rsid="002a5d52" officeooo:paragraph-rsid="000fa3f6"/>
    </style:style>
    <style:style style:name="P4" style:family="paragraph" style:parent-style-name="Text_20_body">
      <style:text-properties style:text-underline-style="none" officeooo:paragraph-rsid="00155670"/>
    </style:style>
    <style:style style:name="P5" style:family="paragraph" style:parent-style-name="Text_20_body">
      <style:text-properties style:text-underline-style="none" officeooo:paragraph-rsid="00254a8f"/>
    </style:style>
    <style:style style:name="P6" style:family="paragraph" style:parent-style-name="Text_20_body">
      <style:text-properties style:text-underline-style="none" officeooo:rsid="0033b5c6" officeooo:paragraph-rsid="0033b5c6"/>
    </style:style>
    <style:style style:name="P7" style:family="paragraph" style:parent-style-name="Text_20_body">
      <style:text-properties style:text-underline-style="none" officeooo:rsid="0037e2b2" officeooo:paragraph-rsid="0037e2b2"/>
    </style:style>
    <style:style style:name="P8" style:family="paragraph" style:parent-style-name="Text_20_body">
      <style:text-properties style:text-underline-style="none" officeooo:paragraph-rsid="003ab65c"/>
    </style:style>
    <style:style style:name="P9" style:family="paragraph" style:parent-style-name="Text_20_body">
      <style:text-properties style:text-underline-style="none" officeooo:paragraph-rsid="003d14bf"/>
    </style:style>
    <style:style style:name="P10" style:family="paragraph" style:parent-style-name="Text_20_body">
      <style:text-properties style:text-underline-style="none" officeooo:paragraph-rsid="003fc76d"/>
    </style:style>
    <style:style style:name="P11" style:family="paragraph" style:parent-style-name="Text_20_body">
      <style:text-properties style:text-underline-style="none" officeooo:paragraph-rsid="0041db8b"/>
    </style:style>
    <style:style style:name="P12" style:family="paragraph" style:parent-style-name="Text_20_body">
      <style:text-properties style:text-underline-style="none" officeooo:paragraph-rsid="0043c3d1"/>
    </style:style>
    <style:style style:name="P13" style:family="paragraph" style:parent-style-name="Text_20_body">
      <style:text-properties style:text-underline-style="none" officeooo:paragraph-rsid="00465632"/>
    </style:style>
    <style:style style:name="P14" style:family="paragraph" style:parent-style-name="Text_20_body">
      <style:text-properties style:text-underline-style="none" officeooo:paragraph-rsid="00496f8b"/>
    </style:style>
    <style:style style:name="P15" style:family="paragraph" style:parent-style-name="Text_20_body">
      <style:text-properties style:text-underline-style="none" officeooo:paragraph-rsid="004dba75"/>
    </style:style>
    <style:style style:name="P16" style:family="paragraph" style:parent-style-name="Text_20_body">
      <style:text-properties style:text-underline-style="none" officeooo:paragraph-rsid="00531f86"/>
    </style:style>
    <style:style style:name="P17" style:family="paragraph" style:parent-style-name="Text_20_body">
      <style:text-properties style:text-underline-style="none" officeooo:rsid="005cbf71" officeooo:paragraph-rsid="005cbf71"/>
    </style:style>
    <style:style style:name="P18" style:family="paragraph" style:parent-style-name="Text_20_body">
      <style:text-properties style:text-position="0% 100%" style:text-underline-style="none" officeooo:rsid="002a0fdb" officeooo:paragraph-rsid="000fa3f6"/>
    </style:style>
    <style:style style:name="P19" style:family="paragraph" style:parent-style-name="Text_20_body">
      <style:text-properties fo:font-style="normal" style:text-underline-style="none" officeooo:rsid="003265d9" officeooo:paragraph-rsid="002a6bbd" style:font-style-asian="normal" style:font-style-complex="normal"/>
    </style:style>
    <style:style style:name="P20" style:family="paragraph" style:parent-style-name="Title">
      <style:text-properties style:text-underline-style="solid" style:text-underline-width="auto" style:text-underline-color="font-color" officeooo:rsid="0006ec0c" officeooo:paragraph-rsid="0006ec0c"/>
    </style:style>
    <style:style style:name="P21" style:family="paragraph" style:parent-style-name="Text_20_body">
      <style:text-properties style:text-underline-style="none" officeooo:paragraph-rsid="006175e0"/>
    </style:style>
    <style:style style:name="P22" style:family="paragraph" style:parent-style-name="Text_20_body">
      <style:text-properties style:text-underline-style="none" officeooo:paragraph-rsid="0063214a"/>
    </style:style>
    <style:style style:name="P23" style:family="paragraph" style:parent-style-name="Text_20_body">
      <style:text-properties style:text-underline-style="none" officeooo:paragraph-rsid="0064f701"/>
    </style:style>
    <style:style style:name="P24" style:family="paragraph" style:parent-style-name="Heading_20_1">
      <style:text-properties style:text-underline-style="solid" style:text-underline-width="auto" style:text-underline-color="font-color"/>
    </style:style>
    <style:style style:name="P25" style:family="paragraph" style:parent-style-name="Heading_20_1">
      <style:text-properties style:text-underline-style="solid" style:text-underline-width="auto" style:text-underline-color="font-color" officeooo:rsid="00155670" officeooo:paragraph-rsid="00155670"/>
    </style:style>
    <style:style style:name="P26" style:family="paragraph" style:parent-style-name="Heading_20_1">
      <style:text-properties style:text-underline-style="solid" style:text-underline-width="auto" style:text-underline-color="font-color" officeooo:rsid="002a6bbd" officeooo:paragraph-rsid="002a6bbd"/>
    </style:style>
    <style:style style:name="P27" style:family="paragraph" style:parent-style-name="Heading_20_1">
      <style:text-properties style:text-underline-style="solid" style:text-underline-width="auto" style:text-underline-color="font-color" officeooo:rsid="0033b5c6" officeooo:paragraph-rsid="0033b5c6"/>
    </style:style>
    <style:style style:name="P28" style:family="paragraph" style:parent-style-name="Heading_20_1">
      <style:text-properties style:text-underline-style="solid" style:text-underline-width="auto" style:text-underline-color="font-color" officeooo:rsid="00531f86" officeooo:paragraph-rsid="00531f86"/>
    </style:style>
    <style:style style:name="P29" style:family="paragraph" style:parent-style-name="Heading_20_1">
      <style:text-properties style:text-underline-style="solid" style:text-underline-width="auto" style:text-underline-color="font-color" officeooo:rsid="006175e0" officeooo:paragraph-rsid="006175e0"/>
    </style:style>
    <style:style style:name="P30" style:family="paragraph" style:parent-style-name="Heading_20_1">
      <style:text-properties style:text-underline-style="solid" style:text-underline-width="auto" style:text-underline-color="font-color" officeooo:rsid="0063214a" officeooo:paragraph-rsid="0063214a"/>
    </style:style>
    <style:style style:name="P31" style:family="paragraph" style:parent-style-name="Heading_20_1">
      <style:text-properties style:text-underline-style="solid" style:text-underline-width="auto" style:text-underline-color="font-color" officeooo:rsid="0064f701" officeooo:paragraph-rsid="0064f701"/>
    </style:style>
    <style:style style:name="P32" style:family="paragraph" style:parent-style-name="Heading_20_1">
      <style:text-properties officeooo:paragraph-rsid="004dba75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c4b4d"/>
    </style:style>
    <style:style style:name="T3" style:family="text">
      <style:text-properties style:text-position="0% 100%" style:text-underline-style="solid" style:text-underline-width="auto" style:text-underline-color="font-color" officeooo:rsid="006175e0"/>
    </style:style>
    <style:style style:name="T4" style:family="text">
      <style:text-properties style:text-position="0% 100%" style:text-underline-style="solid" style:text-underline-width="auto" style:text-underline-color="font-color" officeooo:rsid="0063214a"/>
    </style:style>
    <style:style style:name="T5" style:family="text">
      <style:text-properties style:text-position="0% 100%" style:text-underline-style="solid" style:text-underline-width="auto" style:text-underline-color="font-color" officeooo:rsid="0064f70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311441"/>
    </style:style>
    <style:style style:name="T8" style:family="text">
      <style:text-properties style:text-position="super 58%" style:text-underline-style="solid" style:text-underline-width="auto" style:text-underline-color="font-color" officeooo:rsid="004dba75"/>
    </style:style>
    <style:style style:name="T9" style:family="text">
      <style:text-properties style:text-position="super 58%" officeooo:rsid="005397c6"/>
    </style:style>
    <style:style style:name="T10" style:family="text">
      <style:text-properties officeooo:rsid="001baec1"/>
    </style:style>
    <style:style style:name="T11" style:family="text">
      <style:text-properties officeooo:rsid="001f64a9"/>
    </style:style>
    <style:style style:name="T12" style:family="text">
      <style:text-properties officeooo:rsid="0028c89c"/>
    </style:style>
    <style:style style:name="T13" style:family="text">
      <style:text-properties officeooo:rsid="002a6bbd"/>
    </style:style>
    <style:style style:name="T14" style:family="text">
      <style:text-properties officeooo:rsid="002df796"/>
    </style:style>
    <style:style style:name="T15" style:family="text">
      <style:text-properties officeooo:rsid="002f1259"/>
    </style:style>
    <style:style style:name="T16" style:family="text">
      <style:text-properties fo:font-style="normal" officeooo:rsid="002f1259" style:font-style-asian="normal" style:font-style-complex="normal"/>
    </style:style>
    <style:style style:name="T17" style:family="text">
      <style:text-properties fo:font-style="normal" officeooo:rsid="003265d9" style:font-style-asian="normal" style:font-style-complex="normal"/>
    </style:style>
    <style:style style:name="T18" style:family="text">
      <style:text-properties fo:font-style="normal" officeooo:rsid="003ba97f" style:font-style-asian="normal" style:font-style-complex="normal"/>
    </style:style>
    <style:style style:name="T19" style:family="text">
      <style:text-properties officeooo:rsid="00311441"/>
    </style:style>
    <style:style style:name="T20" style:family="text">
      <style:text-properties officeooo:rsid="0034205a"/>
    </style:style>
    <style:style style:name="T21" style:family="text">
      <style:text-properties officeooo:rsid="0037e2b2"/>
    </style:style>
    <style:style style:name="T22" style:family="text">
      <style:text-properties officeooo:rsid="0039ddb1"/>
    </style:style>
    <style:style style:name="T23" style:family="text">
      <style:text-properties style:text-underline-style="solid" style:text-underline-width="auto" style:text-underline-color="font-color" officeooo:rsid="004dba75"/>
    </style:style>
    <style:style style:name="T24" style:family="text">
      <style:text-properties style:text-underline-style="solid" style:text-underline-width="auto" style:text-underline-color="font-color" officeooo:rsid="0064f701"/>
    </style:style>
    <style:style style:name="T25" style:family="text">
      <style:text-properties officeooo:rsid="004fb55f"/>
    </style:style>
    <style:style style:name="T26" style:family="text">
      <style:text-properties officeooo:rsid="00500b63"/>
    </style:style>
    <style:style style:name="T27" style:family="text">
      <style:text-properties officeooo:rsid="005397c6"/>
    </style:style>
    <style:style style:name="T28" style:family="text">
      <style:text-properties officeooo:rsid="00544e27"/>
    </style:style>
    <style:style style:name="T29" style:family="text">
      <style:text-properties officeooo:rsid="00562aad"/>
    </style:style>
    <style:style style:name="T30" style:family="text">
      <style:text-properties officeooo:rsid="0057f215"/>
    </style:style>
    <style:style style:name="T31" style:family="text">
      <style:text-properties officeooo:rsid="005bd8e3"/>
    </style:style>
    <style:style style:name="T32" style:family="text">
      <style:text-properties officeooo:rsid="005dfaa4"/>
    </style:style>
    <style:style style:name="T33" style:family="text">
      <style:text-properties officeooo:rsid="0063214a"/>
    </style:style>
    <style:style style:name="T34" style:family="text">
      <style:text-properties officeooo:rsid="0064f7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ject Journal</text:p>
      <text:h text:style-name="P24" text:outline-level="1">Tuesday 13<text:span text:style-name="T6">th </text:span><text:span text:style-name="T1">April, 2021</text:span></text:h>
      <text:p text:style-name="P18">- Started Lab 11.</text:p>
      <text:p text:style-name="P18">- Purchased VPS from OVH.</text:p>
      <text:p text:style-name="P18">- Setup SSH &amp; nginx web server.</text:p>
      <text:h text:style-name="P24" text:outline-level="1"><text:span text:style-name="T1">Thursday 15</text:span><text:span text:style-name="T6">th</text:span><text:span text:style-name="T1"> April, 2021</text:span></text:h>
      <text:p text:style-name="P3"><text:span text:style-name="T1">- Took Screenshots of all my lab work.<text:tab/>- Completed writing lab </text:span><text:span text:style-name="T2">&amp; project proposal.</text:span></text:p>
      <text:h text:style-name="P25" text:outline-level="1">Monday 26<text:span text:style-name="T6">th</text:span> April, 2021</text:h>
      <text:p text:style-name="P4">- <text:span text:style-name="T12">Created the project journal file.<text:tab/><text:tab/><text:tab/>- Added previous 2 journal entries to this file.</text:span></text:p>
      <text:p text:style-name="P4">- <text:span text:style-name="T10">Worked on Lab 12 with Christian Kfoury.<text:tab/><text:tab/>- Worked on simple git commands (add, push,etc)</text:span></text:p>
      <text:p text:style-name="P5">- <text:span text:style-name="T11">Created the final project git repository.<text:tab/><text:tab/>- Added the index.md file. </text:span></text:p>
      <text:p text:style-name="P4">- <text:span text:style-name="T11">Added the initial.md file in the repo<text:tab/><text:tab/>- Worked on merge conflicts errors on index.md.</text:span></text:p>
      <text:h text:style-name="P26" text:outline-level="1"><text:span text:style-name="T15">Saturday</text:span> <text:span text:style-name="T15">1</text:span><text:span text:style-name="T7">st</text:span> <text:span text:style-name="T19">May</text:span>, 2021</text:h>
      <text:p text:style-name="P7">Note: added,commited, pushed &amp; pulled multiple times (didn’t want to write or else it would be too much &amp; redundant).</text:p>
      <text:p text:style-name="P9"><text:span text:style-name="T21">- Started Laboratory 13.<text:tab/><text:tab/><text:tab/><text:tab/></text:span>- <text:span text:style-name="T13">Installed all jekyll dependencies.</text:span></text:p>
      <text:p text:style-name="P10"><text:span text:style-name="T13">- Installed ruby-dev package.<text:tab/><text:tab/><text:tab/><text:tab/></text:span>- <text:span text:style-name="T13">Followed Jekyll quickstart guide.</text:span></text:p>
      <text:p text:style-name="P11"><text:span text:style-name="T13">- Installed jekyll bundler.<text:tab/><text:tab/><text:tab/><text:tab/></text:span>- <text:span text:style-name="T13">Created a test site (myblog).</text:span></text:p>
      <text:p text:style-name="P12"><text:span text:style-name="T13">- Built &amp; saw test site.<text:tab/><text:tab/><text:tab/><text:tab/></text:span>- <text:span text:style-name="T14">Added a new theme (hacker) to test site.</text:span></text:p>
      <text:p text:style-name="P13"><text:span text:style-name="T14">-Created a new jekyll project for team in repo.<text:tab/></text:span>- <text:span text:style-name="T15">Created a .gitignore file for repo for jekyll.<text:tab/></text:span></text:p>
      <text:p text:style-name="P14"><text:span text:style-name="T15">-Logged in to the vps &amp; installed all dependencies.<text:tab/></text:span>- <text:span text:style-name="T15">Cloned the git repository in my home on vps</text:span></text:p>
      <text:p text:style-name="P14"><text:span text:style-name="T15">- Built the website on the repo on the vps.<text:tab/><text:tab/></text:span>- <text:span text:style-name="T15">Copied the _site/ content to </text:span><text:span text:style-name="T16">/var/www/html/.</text:span></text:p>
      <text:p text:style-name="P8"><text:span text:style-name="T16">- Verified site is working @ vps name on google.</text:span><text:span text:style-name="T18"><text:tab/></text:span><text:span text:style-name="T16">- </text:span><text:span text:style-name="T17">Started the auto-deployment script.</text:span></text:p>
      <text:p text:style-name="P19"/>
      <text:h text:style-name="P27" text:outline-level="1"><text:soft-page-break/>Monday 3<text:span text:style-name="T6">rd</text:span> May, 2021</text:h>
      <text:p text:style-name="P6">- Finished the auto-deployment Script &amp; tested it.<text:tab/>- Made a service file to make it run every 5 <text:span text:style-name="T20">min.</text:span></text:p>
      <text:p text:style-name="P6">- <text:span text:style-name="T22">Finished Laboratory 13.</text:span></text:p>
      <text:h text:style-name="P32" text:outline-level="1"><text:span text:style-name="T23">Thursday 6</text:span><text:span text:style-name="T8">th</text:span><text:span text:style-name="T23"> May, 2021</text:span></text:h>
      <text:p text:style-name="P15">- <text:span text:style-name="T25">Added J. Cole, Kendrick Lamar and Pop Smoke blogs posts on team site.</text:span></text:p>
      <text:p text:style-name="P15">- <text:span text:style-name="T26">Wrote Content for all 3 newly added blog posts.</text:span></text:p>
      <text:h text:style-name="P28" text:outline-level="1">Friday <text:span text:style-name="T27">7</text:span><text:span text:style-name="T9">th</text:span><text:span text:style-name="T27"> May, 2021</text:span></text:h>
      <text:p text:style-name="P16">- <text:span text:style-name="T27">Added Jay-Z and Lil Baby blog posts.</text:span></text:p>
      <text:p text:style-name="P16">- <text:span text:style-name="T28">Wrote Content for all 2 newly added blog posts.</text:span></text:p>
      <text:p text:style-name="P16">- <text:span text:style-name="T29">Added images for all blog posts.</text:span></text:p>
      <text:p text:style-name="P16">- <text:span text:style-name="T30">Modified about page.</text:span></text:p>
      <text:p text:style-name="P16">- <text:span text:style-name="T31">Added Sources and Upcoming Releases pages.</text:span></text:p>
      <text:p text:style-name="P17">- Wrote content for all pages.</text:p>
      <text:p text:style-name="P17">- <text:span text:style-name="T32">Finalized content for team site.</text:span></text:p>
      <text:h text:style-name="P29" text:outline-level="1">Monday 10<text:span text:style-name="T6">th</text:span> May, 2021</text:h>
      <text:p text:style-name="P21">- <text:span text:style-name="T33">Added Images for all blogs and pages.</text:span></text:p>
      <text:h text:style-name="P30" text:outline-level="1">Tuesday 11<text:span text:style-name="T6">th</text:span> May, 2021</text:h>
      <text:p text:style-name="P22">- <text:span text:style-name="T33">Added my website.</text:span></text:p>
      <text:p text:style-name="P22">- <text:span text:style-name="T33">Fixed bugs in all sites.</text:span></text:p>
      <text:p text:style-name="P22">-<text:span text:style-name="T33">Added Link between all of our sites.</text:span></text:p>
      <text:p text:style-name="P22">- <text:span text:style-name="T33">Changed team site theme to cayman.</text:span></text:p>
      <text:h text:style-name="P31" text:outline-level="1">Wednesday 12<text:span text:style-name="T6">th</text:span> May, 2021</text:h>
      <text:p text:style-name="P23">- <text:span text:style-name="T34">Added a powerpoint file.</text:span></text:p>
      <text:p text:style-name="P23">- <text:span text:style-name="T34">Finalized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none" officeooo:rsid="000b0ba1" officeooo:paragraph-rsid="000a4e72"/>
    </style:style>
    <style:style style:name="MP2" style:family="paragraph" style:parent-style-name="Header">
      <style:text-properties style:text-underline-style="none" officeooo:rsid="000b0ba1" officeooo:paragraph-rsid="000e3829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x (420-321-VA) Section 00001 Semester 4<text:tab/><text:tab/>Mankirat Singh Sarwara</text:p>
        <text:p text:style-name="MP2"><text:a xlink:type="simple" xlink:href="https://github.com/mankiratsarwara/Unix_Final_Project.git" text:style-name="Internet_20_link" text:visited-style-name="Visited_20_Internet_20_Link">https://github.com/mankiratsarwara/Unix_Final_Project.git</text:a><text:tab/>Christian &amp; Mankir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8:19:24.041823621</meta:creation-date>
    <dc:date>2021-05-13T01:42:39.463504304</dc:date>
    <meta:editing-duration>PT42M30S</meta:editing-duration>
    <meta:editing-cycles>84</meta:editing-cycles>
    <meta:generator>LibreOffice/6.1.5.2$Linux_X86_64 LibreOffice_project/10$Build-2</meta:generator>
    <meta:document-statistic meta:table-count="0" meta:image-count="0" meta:object-count="0" meta:page-count="2" meta:paragraph-count="48" meta:word-count="413" meta:character-count="2324" meta:non-whitespace-character-count="1938"/>
  </office:meta>
</office:document-meta>
</file>